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handas1" svg:font-family="Chandas" style:font-pitch="variable"/>
    <style:font-face style:name="Chandas" svg:font-family="Chandas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ea7500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1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size="20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style:font-name="Chandas" fo:font-size="20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text-outline="false" style:text-line-through-style="none" style:text-line-through-type="none" style:font-name="Chanda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loext:opacity="100%" style:text-outline="false" style:text-line-through-style="none" style:text-line-through-type="none" style:font-name="Chanda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a7500" loext:opacity="100%" style:text-outline="false" style:text-line-through-style="none" style:text-line-through-type="none" style:font-name="Chanda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ea7500" loext:opacity="100%" style:font-name="Chandas" fo:font-size="20pt" style:font-size-asian="32pt" style:font-size-complex="32pt"/>
    </style:style>
    <style:style style:name="T5" style:family="text">
      <style:text-properties style:font-name="Chandas"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4.13cm" svg:height="3.175cm" svg:x="-0.37cm" svg:y="-0.3cm" presentation:class="subtitle" presentation:user-transformed="true">
          <draw:text-box>
            <text:p text:style-name="P1"><text:span text:style-name="T1">mutate(</text:span><text:span text:style-name="T2">yourTibble</text:span><text:span text:style-name="T1">, </text:span><text:span text:style-name="T3">newColumnName = calculation</text:span><text:span text:style-name="T4">, ...</text:span><text:span text:style-name="T5">)</text:span></text:p>
          </draw:text-box>
        </draw:frame>
        <draw:frame draw:style-name="gr1" draw:text-style-name="P4" draw:layer="layout" svg:width="10.795cm" svg:height="1.905cm" svg:x="0.105cm" svg:y="3.115cm">
          <draw:text-box>
            <text:p text:style-name="P3">The first argument is always your tibble dataset</text:p>
          </draw:text-box>
        </draw:frame>
        <draw:frame draw:style-name="gr2" draw:text-style-name="P4" draw:layer="layout" svg:width="12.235cm" svg:height="1.849cm" svg:x="10.46cm" svg:y="3.231cm">
          <draw:text-box>
            <text:p text:style-name="P3">The name of your new column followed by “=” Your value or calculation</text:p>
          </draw:text-box>
        </draw:frame>
        <draw:line draw:style-name="gr3" draw:text-style-name="P5" draw:layer="layout" svg:x1="4.35cm" svg:y1="3.115cm" svg:x2="6.255cm" svg:y2="1.805cm">
          <text:p/>
        </draw:line>
        <draw:line draw:style-name="gr4" draw:text-style-name="P5" draw:layer="layout" svg:x1="17.42cm" svg:y1="3.231cm" svg:x2="15.58cm" svg:y2="1.912cm">
          <text:p/>
        </draw:line>
        <draw:line draw:style-name="gr4" draw:text-style-name="P5" draw:layer="layout" svg:x1="17.433cm" svg:y1="3.241cm" svg:x2="20.955cm" svg:y2="1.905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andas1" svg:font-family="Chandas" style:font-pitch="variable"/>
    <style:font-face style:name="Chandas" svg:font-family="Chandas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58cm" svg:x="1cm" svg:y="4.63cm"/>
      <draw:page-thumbnail draw:layer="backgroundobjects" svg:width="9.294cm" svg:height="2.58cm" svg:x="1cm" svg:y="12.678cm"/>
      <draw:page-thumbnail draw:layer="backgroundobjects" svg:width="9.294cm" svg:height="2.58cm" svg:x="1cm" svg:y="20.726cm"/>
      <draw:page-thumbnail draw:layer="backgroundobjects" svg:width="9.294cm" svg:height="2.58cm" svg:x="11.295cm" svg:y="4.63cm"/>
      <draw:page-thumbnail draw:layer="backgroundobjects" svg:width="9.294cm" svg:height="2.58cm" svg:x="11.295cm" svg:y="12.678cm"/>
      <draw:page-thumbnail draw:layer="backgroundobjects" svg:width="9.294cm" svg:height="2.58cm" svg:x="11.295cm" svg:y="20.72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2T16:57:34.452362490</meta:creation-date>
    <dc:date>2021-04-12T23:42:21.669943151</dc:date>
    <meta:editing-duration>PT10M17S</meta:editing-duration>
    <meta:editing-cycles>4</meta:editing-cycles>
    <meta:generator>LibreOffice/7.1.2.2$Linux_X86_64 LibreOffice_project/5751006d328844ba3fa6124ed263bbf122f0788a</meta:generator>
    <meta:document-statistic meta:object-count="29"/>
  </office:meta>
</office:document-meta>
</file>